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fo:font-size="13pt" style:font-size-asian="13pt" style:font-size-complex="13pt"/>
    </style:style>
    <style:style style:name="P2" style:family="paragraph" style:parent-style-name="Text_20_body">
      <style:text-properties fo:font-weight="normal" style:font-weight-asian="normal" style:font-weight-complex="normal"/>
    </style:style>
    <style:style style:name="P3" style:family="paragraph" style:parent-style-name="Text_20_body">
      <style:text-properties officeooo:rsid="00200eea" officeooo:paragraph-rsid="00200eea"/>
    </style:style>
    <style:style style:name="P4" style:family="paragraph" style:parent-style-name="Text_20_body">
      <style:text-properties officeooo:paragraph-rsid="00260b8c"/>
    </style:style>
    <style:style style:name="P5" style:family="paragraph" style:parent-style-name="Standard">
      <style:text-properties fo:font-weight="normal" style:font-weight-asian="normal" style:font-weight-complex="normal"/>
    </style:style>
    <style:style style:name="P6" style:family="paragraph" style:parent-style-name="Standard">
      <style:text-properties style:text-underline-style="none"/>
    </style:style>
    <style:style style:name="P7" style:family="paragraph" style:parent-style-name="Standard">
      <style:text-properties fo:font-size="12pt" fo:font-weight="normal" officeooo:paragraph-rsid="001d448e" style:font-size-asian="12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paragraph-rsid="00200eea" style:font-size-asian="12pt" style:font-weight-asian="normal" style:font-size-complex="12pt" style:font-weight-complex="normal"/>
    </style:style>
    <style:style style:name="P9" style:family="paragraph" style:parent-style-name="Standard">
      <style:text-properties fo:font-size="14pt" fo:font-weight="normal" officeooo:paragraph-rsid="00200eea" style:font-size-asian="14pt" style:font-weight-asian="normal" style:font-size-complex="14pt" style:font-weight-complex="normal"/>
    </style:style>
    <style:style style:name="P10" style:family="paragraph" style:parent-style-name="Heading_20_1">
      <style:text-properties fo:font-size="20pt" style:font-size-asian="20pt" style:font-size-complex="20pt"/>
    </style:style>
    <style:style style:name="P11" style:family="paragraph" style:parent-style-name="Heading_20_1">
      <style:text-properties fo:font-weight="normal" style:font-weight-asian="normal" style:font-weight-complex="normal"/>
    </style:style>
    <style:style style:name="P12" style:family="paragraph" style:parent-style-name="Heading_20_1">
      <style:text-properties fo:font-size="12pt" fo:font-weight="normal" officeooo:paragraph-rsid="001d448e" style:font-size-asian="12pt" style:font-weight-asian="normal" style:font-size-complex="12pt" style:font-weight-complex="normal"/>
    </style:style>
    <style:style style:name="P13" style:family="paragraph" style:parent-style-name="Text_20_body">
      <style:text-properties fo:font-weight="bold" officeooo:paragraph-rsid="00260b8c" style:font-weight-asian="bold" style:font-weight-complex="bold"/>
    </style:style>
    <style:style style:name="P14" style:family="paragraph" style:parent-style-name="Text_20_body">
      <style:text-properties officeooo:paragraph-rsid="00260b8c"/>
    </style:style>
    <style:style style:name="T1" style:family="text">
      <style:text-properties officeooo:rsid="00032a56"/>
    </style:style>
    <style:style style:name="T2" style:family="text">
      <style:text-properties officeooo:rsid="001a756d"/>
    </style:style>
    <style:style style:name="T3" style:family="text">
      <style:text-properties officeooo:rsid="001c1be1"/>
    </style:style>
    <style:style style:name="T4" style:family="text">
      <style:text-properties officeooo:rsid="00241897"/>
    </style:style>
    <style:style style:name="T5" style:family="text">
      <style:text-properties officeooo:rsid="002486b2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2755f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2">S - </text:span>Coesão e o Single Responsibility Principle</text:h>
      <text:p text:style-name="P1"><text:span text:style-name="T1">O codigo x é coeso </text:span>? A minha primeira dica é o seguinte, eu sempre paro e penso: “Puxa, será que essa classe vai parar de crescer? Porque veja só: se a classe é coesa, ou seja, ela tem uma única responsabilidade, ela cuida de apenas uma única parte do meu sistema, ela representa uma única entidade. Se essa classe é coesa, ela tem que parar de crescer um dia. Porque as responsabilidades de uma entidade um dia param de aparecer. </text:p>
      <text:p text:style-name="P1">Uma classe coesa é aquela que contém apenas uma única responsabilidade. Ou seja, ela toma conta de apenas um conceito dentro do sistema.</text:p>
      <text:p text:style-name="Text_20_body">Como fazer para detectar classes não coesas? Como identificá-las em nosso sistema?</text:p>
      <text:p text:style-name="Text_20_body">Classes que não são coesas geralmente possuem muitos comportamentos (métodos). Além disso, elas também tem a tendência de crescer pra sempre, ou seja, o tempo inteiro o desenvolvedor tem que por a mão para escrever mais código. </text:p>
      <text:p text:style-name="Standard"/>
      <text:p text:style-name="Text_20_body">Ao encontrarmos uma classe não coesa, a ideia é refatorá-la. Como fazer para que uma classe torne-se coesa?</text:p>
      <text:p text:style-name="Text_20_body">Uma classe não coesa contém muitas diferentes responsabilidades. A ideia é então separar essas responsabilidades em classes diferentes. Como no caso do vídeo, onde separamos cada regra de cálculo em um lugar separado. Repare também que a classe <text:span text:style-name="Source_20_Text">Funcionario</text:span> também é coesa, já que ela cuida apenas das responsabilidades e comportamentos de um funcionário.</text:p>
      <text:p text:style-name="Text_20_body">Então, encontrou uma classe com muita responsabilidade, divida-a em várias classes menores.</text:p>
      <text:h text:style-name="P10" text:outline-level="1">Problema do acoplamento</text:h>
      <text:p text:style-name="Text_20_body">Por que acoplamento é tão perigoso em projetos orientados a objetos?</text:p>
      <text:p text:style-name="Text_20_body">O problema do acoplamento é que, a partir do momento que uma classe A depende de uma classe B, qualquer mudança em B pode impactar A. Ou seja, quanto mais dependermos de outras classes, mais chances temos de uma mudança na dependência afetar a classe dependente. E, como sabemos, na prática, temos classes que mudam com muita frequência.</text:p>
      <text:p text:style-name="Standard"/>
      <text:h text:style-name="Heading_20_1" text:outline-level="1"><text:span text:style-name="T3">O - </text:span>Open Closed</text:h>
      <text:p text:style-name="Text_20_body">O primeiro conceito que eu quero passar pra vocês é a ideia de que as classes têm que ser <text:span text:style-name="Strong_20_Emphasis">abertas</text:span>. Mas como assim “aberta”, o que que é uma classe aberta? Eu coloquei aí até a sigla <text:span text:style-name="Strong_20_Emphasis">OCP</text:span> (<text:span text:style-name="Emphasis">Open Closed Principle</text:span>), que é o princípio que fala disso. Mas que raio que é esse negócio de princípio do aberto e fechado, o que são classes abertas?</text:p>
      <text:p text:style-name="Text_20_body">A ideia é que as suas classes sejam abertas para extensão. Ou seja, eu tenho que conseguir estendê-la, ou seja, mudar o comportamento dela, de maneira fácil. Mas ela tem que estar fechada para alteração. Ou seja, eu não tenho que ficar o tempo inteiro indo nela pra mexer um if a mais, para fazer uma modificação ou coisa do tipo. Então, de novo, fechada para modificação, ou seja, eu não quero ter que o tempo inteiro entrar nela e sair escrevendo código, mas ela tem que estar aberta para extensão, ou seja, eu tenho que conseguir mudar a execução dela ao longo do tempo.</text:p>
      <text:h text:style-name="Heading_20_1" text:outline-level="1"><text:soft-page-break/>Liskov Substitutive Principle – <text:span text:style-name="T4">Principio da Substituição de Liskov</text:span></text:h>
      <text:p text:style-name="Text_20_body"/>
      <text:p text:style-name="Text_20_body">A pesquisadora, na época <text:span text:style-name="T5">p</text:span>ercebeu que, pra você usar herança, você tem que pensar muito bem nas pré-condições da sua classe e nas pós-condições da sua classe. </text:p>
      <text:p text:style-name="Text_20_body">o Princípio de Liskov mostra – que, quando você tem uma classe filho, a classe filho nunca pode apertar as pré-condições. Você nunca pode criar uma pré-condição que seja mais restrita do que da classe pai. </text:p>
      <text:p text:style-name="Text_20_body">A classe filho só pode afrouxar a pré-condição. <text:span text:style-name="T7">Ex: </text:span><text:s/>a classe pai tem um método que pode receber inteiros de 1 a 100. Aí a classe filho muda isso, <text:span text:style-name="T7">e </text:span>recebe inteiros de 1 a 50. Veja só que 1 a 50 é mais restritivo do que 1 a 100. <text:span text:style-name="T7">A classe filho</text:span> a<text:span text:style-name="T7">pertou as</text:span> pré-condição. Isso pode complicar as classes clientes. </text:p>
      <text:p text:style-name="P4">Com a pós-condição, é a mesma coisa. A classe filho, ela nunca pode afrouxar a pós-condição – o contrário da pré. Consegue ver? A pós-condição, ela nunca pode afrouxar. Porque, pensa o seguinte, eu tenho um método que devolve um inteiro. E esse inteiro é de 1 a 100. Aí a classe filho sobrescreve o método, e passa a retornar de 1 a 200. Isso pode quebrar as classes clientes</text:p>
      <text:p text:style-name="P4">Pra você programar desse jeito, você tem que pensar nessas coisas. <text:s/>É bem complicado É até por isso que muita gente fala “Olha, em vez de usar herança, <text:span text:style-name="T6">favoreça a composição.</text:span></text:p>
      <text:p text:style-name="P4"><text:span text:style-name="T6"/></text:p>
      <text:p text:style-name="P13"/>
      <text:h text:style-name="Heading_20_1" text:outline-level="1"><text:span text:style-name="T3">D - </text:span>Dependency Inversion Principles</text:h>
      <text:p text:style-name="Text_20_body">Mas e esse tal do <text:span text:style-name="Strong_20_Emphasis">DIP</text:span>, o Princípio da Inversão de Dependências? Isso você já sabe o que é, eu só não tinha dado o nome. Sabe essa ideia maluca de você sempre depender de classes que são estáveis? Dá pra generalizar esse conceito.</text:p>
      <text:p text:style-name="Text_20_body">A ideia é: sempre que você for depender, depende de alguém mais estável. Então, <text:span text:style-name="Emphasis">A</text:span> depende de <text:span text:style-name="Emphasis">B</text:span>, a ideia é que <text:span text:style-name="Emphasis">B</text:span> seja mais estável que <text:span text:style-name="Emphasis">A</text:span>. Mas <text:span text:style-name="Emphasis">B</text:span> depende de <text:span text:style-name="Emphasis">C</text:span>. Então, a ideia e que <text:span text:style-name="Emphasis">C</text:span> seja mais estável que <text:span text:style-name="Emphasis">B</text:span>. A ideia é que você sempre passe a depender de modos mais estáveis que você.</text:p>
      <text:p text:style-name="Text_20_body">E mais do que isso, esse princípio vai mais longe. Ele fala o seguinte: “Olha, se você está numa classe, tenta depender de abstração. Você não pode depender de implementação. Dependa sempre de abstrações.”</text:p>
      <text:p text:style-name="Text_20_body">Se você está numa abstração, a ideia é de que a abstração não conheça a implementação. Consegue ver o caminho? Dependa sempre de abstração, porque abstração é estável. Nunca dependa de implementação.</text:p>
      <text:h text:style-name="Heading_20_1" text:outline-level="1">Entendendo o encapsulamento</text:h>
      <text:p text:style-name="P6">Encapsular é esconder os detalhes da implementação dentro da classe. Dessa forma, as classes que farão uso dela, não saberão como ela funciona internamente. A vantagem disso é que conseguimos depois facilmente alterar a implementação, sem que ela impacte nas classes dependentes. </text:p>
      <text:p text:style-name="P6"/>
      <text:p text:style-name="P5">Quando eu quebro o encapsulamento ou quando eu vazo o encapsulamento, o que acontece é que eu coloco uma regra de negócio fora do lugar em que ela deveria estar. </text:p>
      <text:p text:style-name="P5"><text:soft-page-break/></text:p>
      <text:p text:style-name="P9">Como fazer para descobrir se um código está encapsulado ou não? </text:p>
      <text:p text:style-name="P8"><text:s/>você deverá o tempo todo se fazer a pergunta: "Consigo saber COMO a classe está implementando essa regra de negócio?". Se a resposta for sim, então aquele comportamento não está bem encapsulado. </text:p>
      <text:p text:style-name="P5"/>
      <text:p text:style-name="P2">Eu quero saber se isso está bem encapsulado. Eu faço pra mim duas perguntas, a primeira é: O que esse método faz? E como que eu sei isso? Eu sei o que o método faz pelo nome dele, calcula o valor do imposto. É um nome bem semântico, deixa claro pra mim que ele está calculando o valor do imposto. Ótimo, consegui responder essa pergunta, então está legal.</text:p>
      <text:p text:style-name="Text_20_body">A próxima pergunta é: Como que ele faz isso? Ou seja, como que ele calcula o valor do imposto? Se eu olhar só pra esse código, eu não sei responder. Eu não sei dizer qual que é a regra que ele está usando por debaixo dos panos. Eu não sei qual é a implementação do <text:span text:style-name="Source_20_Text">calculaValorImposto()</text:span>, e isso, na verdade, é uma coisa boa. Eu nunca posso saber como que um método faz alguma coisa. Eu tenho que deixar isso escondido, eu tenho que deixar isso encapsulado nele.</text:p>
      <text:h text:style-name="P11" text:outline-level="1">Lei de Demeter</text:h>
      <text:p text:style-name="Text_20_body">A Lei de Demeter, de maneira simples, diz para que você evite ao máximo fazer expressões como <text:span text:style-name="Source_20_Text">a-&gt;getB()-&gt;getC()-&gt;getD()-&gt;acao()</text:span>. O problema dessa cadeia, é que a classe que contém essa expressão, conhece muito sobre o comportamento da classe A, depois da classe B, até D. Se alguma delas mudar, a mudança será propagada para muitos lugares.</text:p>
      <text:p text:style-name="Text_20_body">Diminuir a quantidade de invocações como essas ajuda você a encapsular melhor o comportamento e o funcionamento interno das classes.</text:p>
      <text:p text:style-name="P3">Seria uma lei que tem como seu principal aspecto fazer com que as classes do código não tenha dependência de classes estranhas , sendo assim a classe pode depender de uma classe vizinha mas ela não precisa conhecer classes desnecessárias para obter o valor ou objeto procurado.</text:p>
      <text:p text:style-name="P3"/>
      <text:h text:style-name="P12" text:outline-level="1"><text:bookmark text:name="eow-title"/>Principios SOLID - O princípio da Substituicao de Liskov </text:h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egoe UI" style:font-family-asian="'Segoe UI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36M27S</meta:editing-duration>
    <meta:editing-cycles>21</meta:editing-cycles>
    <meta:generator>LibreOffice/5.1.6.2$Windows_x86 LibreOffice_project/07ac168c60a517dba0f0d7bc7540f5afa45f0909</meta:generator>
    <dc:date>2017-08-10T16:07:58.175000000</dc:date>
    <meta:document-statistic meta:table-count="0" meta:image-count="0" meta:object-count="0" meta:page-count="3" meta:paragraph-count="37" meta:word-count="1306" meta:character-count="7432" meta:non-whitespace-character-count="6147"/>
    <meta:user-defined meta:name="Info 1"/>
    <meta:user-defined meta:name="Info 2"/>
    <meta:user-defined meta:name="Info 3"/>
    <meta:user-defined meta:name="Info 4"/>
  </office:meta>
</office:document-meta>
</file>